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B7000000C8CFD9746C1FFC408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c26fb"/>
    </style:style>
    <style:style style:name="P2" style:family="paragraph" style:parent-style-name="Text_20_body">
      <style:text-properties officeooo:paragraph-rsid="000c4743"/>
    </style:style>
    <style:style style:name="P3" style:family="paragraph" style:parent-style-name="Heading_20_3">
      <style:text-properties officeooo:paragraph-rsid="000c4743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c4743"/>
    </style:style>
    <style:style style:name="P5" style:family="paragraph" style:parent-style-name="Heading_20_3">
      <style:paragraph-properties style:line-height-at-least="0.2in"/>
      <style:text-properties officeooo:paragraph-rsid="000c26fb"/>
    </style:style>
    <style:style style:name="P6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P7" style:family="paragraph" style:parent-style-name="Heading_20_2">
      <style:paragraph-properties fo:margin-top="0.0398in" fo:margin-bottom="0.0398in" style:contextual-spacing="false" style:line-height-at-least="0.2in"/>
      <style:text-properties officeooo:paragraph-rsid="000fded9"/>
    </style:style>
    <style:style style:name="P8" style:family="paragraph" style:parent-style-name="Text_20_body">
      <style:paragraph-properties fo:margin-top="0.0398in" fo:margin-bottom="0.0398in" style:contextual-spacing="false" style:line-height-at-least="0.2in"/>
    </style:style>
    <style:style style:name="P9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0e9270"/>
    </style:style>
    <style:style style:name="P10" style:family="paragraph" style:parent-style-name="Text_20_body">
      <style:paragraph-properties fo:margin-top="0in" fo:margin-bottom="0in" style:contextual-spacing="false" style:line-height-at-least="0.2in"/>
      <style:text-properties officeooo:paragraph-rsid="000e9270"/>
    </style:style>
    <style:style style:name="P11" style:family="paragraph" style:parent-style-name="Text_20_body">
      <style:paragraph-properties fo:margin-top="0in" fo:margin-bottom="0in" style:contextual-spacing="false" style:line-height-at-least="0.2in" fo:text-align="justify" style:justify-single-word="false"/>
      <style:text-properties officeooo:paragraph-rsid="000e9270"/>
    </style:style>
    <style:style style:name="P12" style:family="paragraph" style:parent-style-name="Text_20_body">
      <style:paragraph-properties fo:margin-top="0in" fo:margin-bottom="0in" style:contextual-spacing="false" style:line-height-at-least="0.2in"/>
      <style:text-properties officeooo:paragraph-rsid="0010e9ca"/>
    </style:style>
    <style:style style:name="P13" style:family="paragraph" style:parent-style-name="Text_20_body">
      <style:paragraph-properties fo:margin-top="0in" fo:margin-bottom="0in" style:contextual-spacing="false" style:line-height-at-least="0.2in"/>
      <style:text-properties officeooo:paragraph-rsid="0015f1e8"/>
    </style:style>
    <style:style style:name="P14" style:family="paragraph" style:parent-style-name="Text_20_body">
      <style:paragraph-properties fo:margin-top="0in" fo:margin-bottom="0in" style:contextual-spacing="false" style:line-height-at-least="0.2in"/>
      <style:text-properties officeooo:paragraph-rsid="00191fd5"/>
    </style:style>
    <style:style style:name="P15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191fd5"/>
    </style:style>
    <style:style style:name="P16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8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cec73" style:font-size-asian="10pt" style:font-size-complex="10pt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Cantarell" fo:font-size="10pt" officeooo:paragraph-rsid="0016d0ce" style:font-size-asian="10pt" style:font-size-complex="10pt"/>
    </style:style>
    <style:style style:name="P20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P21" style:family="paragraph" style:parent-style-name="Heading_20_3">
      <style:text-properties officeooo:paragraph-rsid="000c90b3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0c90b3"/>
    </style:style>
    <style:style style:name="P23" style:family="paragraph" style:parent-style-name="Heading_20_3">
      <style:paragraph-properties fo:margin-top="0in" fo:margin-bottom="0in" style:contextual-spacing="false"/>
      <style:text-properties officeooo:paragraph-rsid="0010e9ca"/>
    </style:style>
    <style:style style:name="P24" style:family="paragraph" style:parent-style-name="Heading_20_3">
      <style:paragraph-properties fo:margin-top="0.0791in" fo:margin-bottom="0.0791in" style:contextual-spacing="false" fo:line-height="100%"/>
      <style:text-properties officeooo:paragraph-rsid="00100f8a"/>
    </style:style>
    <style:style style:name="P25" style:family="paragraph" style:parent-style-name="Heading_20_3">
      <style:paragraph-properties fo:margin-top="0in" fo:margin-bottom="0in" style:contextual-spacing="false" fo:line-height="100%"/>
      <style:text-properties officeooo:paragraph-rsid="00100f8a"/>
    </style:style>
    <style:style style:name="P26" style:family="paragraph" style:parent-style-name="Heading_20_3">
      <style:paragraph-properties fo:margin-top="0.0398in" fo:margin-bottom="0.0398in" style:contextual-spacing="false" fo:line-height="100%"/>
    </style:style>
    <style:style style:name="P27" style:family="paragraph" style:parent-style-name="Heading_20_3">
      <style:paragraph-properties fo:margin-top="0.1189in" fo:margin-bottom="0.1189in" style:contextual-spacing="false" fo:line-height="100%"/>
      <style:text-properties officeooo:paragraph-rsid="00157499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16d0ce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paragraph-rsid="001a5c4a"/>
    </style:style>
    <style:style style:name="P30" style:family="paragraph" style:parent-style-name="Heading_20_3">
      <style:paragraph-properties fo:margin-top="0.0398in" fo:margin-bottom="0.0398in" style:contextual-spacing="false" fo:line-height="100%"/>
      <style:text-properties fo:font-size="6pt" style:font-size-asian="5.25pt" style:font-size-complex="6pt"/>
    </style:style>
    <style:style style:name="P31" style:family="paragraph" style:parent-style-name="Heading_20_3">
      <style:paragraph-properties fo:margin-top="0in" fo:margin-bottom="0in" style:contextual-spacing="false"/>
      <style:text-properties officeooo:paragraph-rsid="001a5c4a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1a5c4a"/>
    </style:style>
    <style:style style:name="P33" style:family="paragraph" style:parent-style-name="Text_20_body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100f8a"/>
    </style:style>
    <style:style style:name="P35" style:family="paragraph" style:parent-style-name="Text_20_body">
      <style:text-properties officeooo:paragraph-rsid="0016d0c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16d0ce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d5e4d"/>
    </style:style>
    <style:style style:name="P38" style:family="paragraph" style:parent-style-name="Heading_20_2">
      <style:text-properties officeooo:paragraph-rsid="000c26fb"/>
    </style:style>
    <style:style style:name="P39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P40" style:family="paragraph">
      <style:paragraph-properties fo:text-align="center"/>
    </style:style>
    <style:style style:name="P41" style:family="paragraph">
      <loext:graphic-properties draw:fill-color="#ff4000"/>
      <style:paragraph-properties fo:text-align="center"/>
    </style:style>
    <style:style style:name="P4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a6099" loext:opacity="100%" fo:font-size="14pt" style:font-size-asian="14pt" style:font-size-complex="14pt"/>
    </style:style>
    <style:style style:name="T4" style:family="text">
      <style:text-properties fo:color="#2a6099" loext:opacity="100%" style:font-name="Cantarell" fo:font-size="12pt" style:font-size-asian="12pt" style:font-size-complex="12pt"/>
    </style:style>
    <style:style style:name="T5" style:family="text">
      <style:text-properties fo:color="#2a6099" loext:opacity="100%" style:font-name="Cantarell" fo:font-size="12pt" officeooo:rsid="000c26fb" style:font-size-asian="12pt" style:font-size-complex="12pt"/>
    </style:style>
    <style:style style:name="T6" style:family="text">
      <style:text-properties fo:color="#2a6099" loext:opacity="100%" style:font-name="Cantarell" fo:font-size="12pt" officeooo:rsid="00100f8a" style:font-size-asian="12pt" style:font-size-complex="12pt"/>
    </style:style>
    <style:style style:name="T7" style:family="text">
      <style:text-properties fo:color="#2a6099" loext:opacity="100%" style:font-name="Cantarell" fo:font-size="12pt" officeooo:rsid="001d5e4d" style:font-size-asian="12pt" style:font-size-complex="12pt"/>
    </style:style>
    <style:style style:name="T8" style:family="text">
      <style:text-properties fo:color="#2a6099" loext:opacity="100%" style:font-name="Cantarell" fo:font-size="12pt" fo:background-color="#ffffff" loext:char-shading-value="0" style:font-size-asian="12pt" style:font-size-complex="12pt"/>
    </style:style>
    <style:style style:name="T9" style:family="text">
      <style:text-properties fo:color="#2a6099" loext:opacity="100%" style:font-name="Cantarell" fo:font-size="6pt" officeooo:rsid="00100f8a" style:font-size-asian="5.25pt" style:font-size-complex="6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c4743" style:font-size-asian="11pt" style:font-size-complex="11pt"/>
    </style:style>
    <style:style style:name="T12" style:family="text">
      <style:text-properties fo:color="#000080" loext:opacity="100%" fo:font-size="11pt" style:font-size-asian="11pt" style:font-size-complex="11pt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antarell" fo:font-size="10pt" style:font-size-asian="10pt" style:font-size-complex="10pt"/>
    </style:style>
    <style:style style:name="T16" style:family="text">
      <style:text-properties style:font-name="Cantarell" fo:font-size="10pt" officeooo:rsid="000c4743" style:font-size-asian="10pt" style:font-size-complex="10pt"/>
    </style:style>
    <style:style style:name="T17" style:family="text">
      <style:text-properties style:font-name="Cantarell" fo:font-size="10pt" officeooo:rsid="000d8ce9" style:font-size-asian="10pt" style:font-size-complex="10pt"/>
    </style:style>
    <style:style style:name="T18" style:family="text">
      <style:text-properties style:font-name="Cantarell" fo:font-size="10pt" officeooo:rsid="000c90b3" style:font-size-asian="10pt" style:font-size-complex="10pt"/>
    </style:style>
    <style:style style:name="T19" style:family="text">
      <style:text-properties style:font-name="Cantarell" fo:font-size="10pt" officeooo:rsid="00191fd5" style:font-size-asian="10pt" style:font-size-complex="10pt"/>
    </style:style>
    <style:style style:name="T2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antarell" fo:font-size="10pt" fo:font-weight="bold" officeooo:rsid="000c4743" style:font-size-asian="10pt" style:font-weight-asian="bold" style:font-size-complex="10pt" style:font-weight-complex="bold"/>
    </style:style>
    <style:style style:name="T22" style:family="text">
      <style:text-properties style:font-name="Cantarell" fo:font-size="10pt" fo:font-weight="bold" officeooo:rsid="001d5e4d" style:font-size-asian="10pt" style:font-weight-asian="bold" style:font-size-complex="10pt" style:font-weight-complex="bold"/>
    </style:style>
    <style:style style:name="T23" style:family="tex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Cantarell" fo:font-size="10pt" fo:font-weight="normal" officeooo:rsid="000c4743" style:font-size-asian="10pt" style:font-weight-asian="normal" style:font-size-complex="10pt" style:font-weight-complex="normal"/>
    </style:style>
    <style:style style:name="T25" style:family="text">
      <style:text-properties style:font-name="Cantarell" fo:font-size="10pt" fo:font-weight="normal" officeooo:rsid="000d8ce9" style:font-size-asian="10pt" style:font-weight-asian="normal" style:font-size-complex="10pt" style:font-weight-complex="normal"/>
    </style:style>
    <style:style style:name="T26" style:family="text">
      <style:text-properties style:font-name="Cantarell" fo:font-size="10pt" fo:font-weight="normal" officeooo:rsid="000fded9" style:font-size-asian="10pt" style:font-weight-asian="normal" style:font-size-complex="10pt" style:font-weight-complex="normal"/>
    </style:style>
    <style:style style:name="T27" style:family="text">
      <style:text-properties style:font-name="Cantarell" fo:font-size="10pt" fo:font-weight="normal" officeooo:rsid="0010e9ca" style:font-size-asian="10pt" style:font-weight-asian="normal" style:font-size-complex="10pt" style:font-weight-complex="normal"/>
    </style:style>
    <style:style style:name="T28" style:family="text">
      <style:text-properties style:font-name="Cantarell" fo:font-size="10pt" fo:font-weight="normal" officeooo:rsid="00191fd5" style:font-size-asian="10pt" style:font-weight-asian="normal" style:font-size-complex="10pt" style:font-weight-complex="normal"/>
    </style:style>
    <style:style style:name="T29" style:family="text">
      <style:text-properties style:font-name="Cantarell" fo:font-size="10pt" fo:font-weight="normal" officeooo:rsid="001d5e4d" style:font-size-asian="10pt" style:font-weight-asian="normal" style:font-size-complex="10pt" style:font-weight-complex="normal"/>
    </style:style>
    <style:style style:name="T30" style:family="text">
      <style:text-properties style:font-name="Cantarell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Cantarell" fo:font-size="10pt" fo:font-style="normal" officeooo:rsid="00100f8a" style:font-size-asian="10pt" style:font-style-asian="normal" style:font-size-complex="10pt" style:font-style-complex="normal"/>
    </style:style>
    <style:style style:name="T32" style:family="text">
      <style:text-properties style:font-name="Cantarell" fo:font-size="10pt" fo:font-style="normal" officeooo:rsid="00157499" style:font-size-asian="10pt" style:font-style-asian="normal" style:font-size-complex="10pt" style:font-style-complex="normal"/>
    </style:style>
    <style:style style:name="T33" style:family="text">
      <style:text-properties style:font-name="Cantarell" fo:font-size="10pt" fo:font-style="normal" officeooo:rsid="0015f1e8" style:font-size-asian="10pt" style:font-style-asian="normal" style:font-size-complex="10pt" style:font-style-complex="normal"/>
    </style:style>
    <style:style style:name="T34" style:family="text">
      <style:text-properties style:font-name="Cantarell" fo:font-size="10pt" fo:font-style="normal" officeooo:rsid="00191fd5" style:font-size-asian="10pt" style:font-style-asian="normal" style:font-size-complex="10pt" style:font-style-complex="normal"/>
    </style:style>
    <style:style style:name="T35" style:family="text">
      <style:text-properties style:font-name="Cantarell" fo:font-size="10pt" fo:font-style="normal" officeooo:rsid="001d5e4d" style:font-size-asian="10pt" style:font-style-asian="normal" style:font-size-complex="10pt" style:font-style-complex="normal"/>
    </style:style>
    <style:style style:name="T36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Cantarell" fo:font-size="10pt" fo:font-style="normal" fo:font-weight="normal" officeooo:rsid="000d8ce9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Cantarell" fo:font-size="10pt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Cantarell" fo:font-size="10pt" fo:font-style="normal" fo:font-weight="normal" officeooo:rsid="00157499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Cantarell" fo:font-size="10pt" fo:font-style="normal" fo:font-weight="normal" officeooo:rsid="00191fd5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ntarell" fo:font-size="10pt" fo:font-style="normal" fo:font-weight="normal" officeooo:rsid="001a5c4a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Cantarell" fo:font-size="10pt" fo:font-style="normal" fo:font-weight="normal" officeooo:rsid="001d5e4d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Cantarell" fo:font-size="10pt" fo:font-style="normal" fo:font-weight="normal" officeooo:rsid="0020eac2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Cantarel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Cantarell" fo:font-size="10pt" fo:font-style="normal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Cantarell" fo:font-size="10pt" fo:font-style="normal" fo:font-weight="bold" officeooo:rsid="0015f1e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Cantarell" fo:font-size="10pt" fo:font-style="normal" fo:font-weight="bold" officeooo:rsid="00191fd5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Cantarell" fo:font-size="10pt" fo:font-style="normal" fo:font-weight="bold" officeooo:rsid="001a5c4a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Cantarel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Cantarell" fo:font-size="10pt" fo:font-style="normal" style:text-underline-style="none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font-variant="normal" fo:text-transform="none" style:font-name="Cantarell" fo:font-size="10pt" fo:letter-spacing="normal" officeooo:rsid="000d8ce9" style:font-size-asian="10pt" style:font-size-complex="10pt"/>
    </style:style>
    <style:style style:name="T52" style:family="text">
      <style:text-properties fo:font-variant="normal" fo:text-transform="none" style:font-name="Cantarell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style:font-name="Cantarell" fo:font-size="10pt" fo:letter-spacing="normal" fo:font-style="normal" fo:font-weight="normal" officeooo:rsid="000d8ce9" style:font-size-asian="10pt" style:font-size-complex="10pt"/>
    </style:style>
    <style:style style:name="T54" style:family="text">
      <style:text-properties fo:font-variant="normal" fo:text-transform="none" fo:color="#6b7280" loext:opacity="100%" style:font-name="Cantarell" fo:font-size="10pt" fo:letter-spacing="normal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font-variant="normal" fo:text-transform="none" fo:color="#6b7280" loext:opacity="100%" fo:letter-spacing="normal" fo:font-style="normal" fo:font-weight="normal" officeooo:rsid="00100f8a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222222" loext:opacity="100%" style:font-name="Arial" fo:font-size="12pt" fo:letter-spacing="normal" fo:font-style="normal"/>
    </style:style>
    <style:style style:name="T57" style:family="text">
      <style:text-properties officeooo:rsid="0010e9ca"/>
    </style:style>
    <style:style style:name="T58" style:family="text">
      <style:text-properties officeooo:rsid="001cec7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3.4484in" fo:min-width="8.286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3"><draw:custom-shape text:anchor-type="paragraph" draw:z-index="0" draw:name="Shape 2" draw:style-name="gr4" draw:text-style-name="P42" svg:width="8.287in" svg:height="3.4488in" svg:x="-0.8055in" svg:y="-3.3811in"><text:p/><draw:enhanced-geometry svg:viewBox="0 0 21600 21600" draw:mirror-vertical="false" draw:mirror-horizontal="false" draw:type="rectangle" draw:enhanced-path="M 0 0 L 21600 0 21600 21600 0 21600 0 0 Z N"/></draw:custom-shape><draw:line text:anchor-type="paragraph" draw:z-index="13" draw:name="Line 9" draw:style-name="gr1" draw:text-style-name="P40" svg:x1="-0.7874in" svg:y1="-3.3811in" svg:x2="-0.7874in" svg:y2="8.3087in"><text:p/></draw:line><draw:line text:anchor-type="paragraph" draw:z-index="14" draw:name="Line 10" draw:style-name="gr1" draw:text-style-name="P40" svg:x1="-0.7874in" svg:y1="-3.3811in" svg:x2="7.4815in" svg:y2="-3.3811in"><text:p/></draw:line></text:h>
      <text:h text:style-name="P26" text:outline-level="3"><text:span text:style-name="Strong_20_Emphasis"><text:span text:style-name="T4">Tec</text:span></text:span><text:span text:style-name="Strong_20_Emphasis"><text:span text:style-name="T7">h</text:span></text:span><text:span text:style-name="Strong_20_Emphasis"><text:span text:style-name="T4"> </text:span></text:span><text:span text:style-name="Strong_20_Emphasis"><text:span text:style-name="T7">Stacks</text:span></text:span></text:h>
      <text:p text:style-name="P12"><draw:line text:anchor-type="paragraph" draw:z-index="3" draw:name="Line 1" draw:style-name="gr2" draw:text-style-name="P41" svg:x1="-0.0272in" svg:y1="-0.0252in" svg:x2="2.3972in" svg:y2="-0.0335in"><text:p/></draw:line><text:span text:style-name="Strong_20_Emphasis"><text:span text:style-name="T21">Lauguges</text:span></text:span></text:p>
      <text:p text:style-name="P12"><text:span text:style-name="T23">C, C++, Python, Bash, Makefile<text:line-break/></text:span><text:span text:style-name="Strong_20_Emphasis"><text:span text:style-name="T20">Tools</text:span></text:span></text:p>
      <text:p text:style-name="P14"><text:span text:style-name="T23">Linux, Virtual Machines, </text:span><text:span text:style-name="T28">Debian, Git</text:span><text:span text:style-name="T23"><text:line-break/></text:span><text:span text:style-name="Strong_20_Emphasis"><text:span text:style-name="T20">Web Development</text:span></text:span></text:p>
      <text:p text:style-name="P12"><text:span text:style-name="T23">HTML, REST API,<text:line-break/></text:span><text:span text:style-name="T22">Office</text:span></text:p>
      <text:p text:style-name="P12"><text:span text:style-name="Strong_20_Emphasis"><text:span text:style-name="T24">Slack, teams, discord, </text:span></text:span><text:span text:style-name="Strong_20_Emphasis"><text:span text:style-name="T29">Microsoft</text:span></text:span></text:p>
      <text:p text:style-name="P12"><text:span text:style-name="Strong_20_Emphasis"><text:span text:style-name="T20">Design</text:span></text:span></text:p>
      <text:p text:style-name="P12"><text:span text:style-name="T23">AutoCAD, </text:span><text:span text:style-name="T25">3d-modeling</text:span><text:span text:style-name="T23">, Adobe Suite, </text:span><text:span text:style-name="T28">rendering engines</text:span></text:p>
      <text:h text:style-name="P5" text:outline-level="3"><text:span text:style-name="Strong_20_Emphasis"><text:span text:style-name="T5">Educations</text:span></text:span></text:h>
      <text:p text:style-name="P1"><draw:line text:anchor-type="paragraph" draw:z-index="4" draw:name="Line 2" draw:style-name="gr2" draw:text-style-name="P41" svg:x1="-0.0209in" svg:y1="-0.0488in" svg:x2="2.4035in" svg:y2="-0.0571in"><text:p/></draw:line><text:span text:style-name="Strong_20_Emphasis"><text:span text:style-name="T30">Hive Helsinki<text:tab/><text:tab/></text:span></text:span><text:span text:style-name="T35">FI, 2</text:span><text:span text:style-name="T30">024 – </text:span></text:p>
      <text:p text:style-name="P1"><text:span text:style-name="Emphasis"><text:span text:style-name="T30">Software Engineering</text:span></text:span></text:p>
      <text:p text:style-name="P1"><text:span text:style-name="Strong_20_Emphasis"><text:span text:style-name="T30">Aalto University<text:tab/></text:span></text:span><text:span text:style-name="Strong_20_Emphasis"><text:span text:style-name="T42">FI, </text:span></text:span><text:span text:style-name="Strong_20_Emphasis"><text:span text:style-name="T36">2019 – 2021 </text:span></text:span></text:p>
      <text:p text:style-name="P34"><text:span text:style-name="Emphasis"><text:span text:style-name="T30">Master of </text:span></text:span><text:span text:style-name="Emphasis"><text:span text:style-name="T31">Science in</text:span></text:span><text:span text:style-name="Emphasis"><text:span text:style-name="T30"> Architecture</text:span></text:span></text:p>
      <text:p text:style-name="P1"><text:span text:style-name="Strong_20_Emphasis"><text:span text:style-name="T31">Southeast</text:span></text:span><text:span text:style-name="Strong_20_Emphasis"><text:span text:style-name="T30"> University<text:tab/></text:span></text:span><text:span text:style-name="Strong_20_Emphasis"><text:span text:style-name="T42">CN, </text:span></text:span><text:span text:style-name="T36">2014 – 2019</text:span></text:p>
      <text:p text:style-name="P1"><text:span text:style-name="Emphasis"><text:span text:style-name="T30">Bachelor of </text:span></text:span><text:span text:style-name="Emphasis"><text:span text:style-name="T31">Science in </text:span></text:span><text:span text:style-name="Emphasis"><text:span text:style-name="T30">Architecture</text:span></text:span></text:p>
      <text:p text:style-name="P37"><text:span text:style-name="Strong_20_Emphasis"><text:span text:style-name="T35">Iowa State</text:span></text:span><text:span text:style-name="Strong_20_Emphasis"><text:span text:style-name="T30"> University<text:tab/></text:span></text:span><text:span text:style-name="Strong_20_Emphasis"><text:span text:style-name="T42">USA, </text:span></text:span><text:span text:style-name="T36">20</text:span><text:span text:style-name="T42">18</text:span></text:p>
      <text:p text:style-name="P37"><text:span text:style-name="Emphasis"><text:span text:style-name="T35">Exchange study</text:span></text:span></text:p>
      <text:h text:style-name="P3" text:outline-level="3"><text:span text:style-name="Strong_20_Emphasis"><text:span text:style-name="T4">Languages</text:span></text:span></text:h>
      <text:p text:style-name="P4"><draw:line text:anchor-type="paragraph" draw:z-index="5" draw:name="Line 3" draw:style-name="gr2" draw:text-style-name="P41" svg:x1="-0.0209in" svg:y1="-0.0543in" svg:x2="2.4035in" svg:y2="-0.0626in"><text:p/></draw:line><text:span text:style-name="Strong_20_Emphasis"><text:span text:style-name="T15">Chinese<text:tab/><text:tab/></text:span></text:span><text:span text:style-name="Strong_20_Emphasis"><text:span text:style-name="T23">Native</text:span></text:span></text:p>
      <text:p text:style-name="P22"><text:span text:style-name="Strong_20_Emphasis"><text:span text:style-name="T16">English / Finnish<text:tab/></text:span></text:span><text:span text:style-name="Strong_20_Emphasis"><text:span text:style-name="T24">professional </text:span></text:span></text:p>
      <text:p text:style-name="P22"><text:span text:style-name="Strong_20_Emphasis"><text:span text:style-name="T24"/></text:span></text:p>
      <text:p text:style-name="P37"><text:span text:style-name="Strong_20_Emphasis"><text:span text:style-name="T7">Certifications</text:span></text:span></text:p>
      <text:h text:style-name="P23" text:outline-level="3"><draw:line text:anchor-type="paragraph" draw:z-index="9" draw:name="Line 8" draw:style-name="gr2" draw:text-style-name="P41" svg:x1="-0.0209in" svg:y1="-0.0217in" svg:x2="2.4035in" svg:y2="-0.0299in"><text:p/></draw:line><text:span text:style-name="Strong_20_Emphasis"><text:span text:style-name="T23">- Introduction to Programming </text:span></text:span><text:span text:style-name="Strong_20_Emphasis"><text:span text:style-name="T27">(Python)</text:span></text:span><text:span text:style-name="Strong_20_Emphasis"><text:span text:style-name="T23"> <text:s text:c="11"/></text:span></text:span><text:span text:style-name="T23">University of Helsinki</text:span></text:h>
      <text:h text:style-name="P23" text:outline-level="3"><text:span text:style-name="Strong_20_Emphasis"><text:span text:style-name="T23">- Finnish Proficiency Test, Level 3</text:span></text:span></text:h>
      <text:h text:style-name="P31" text:outline-level="3"><text:span text:style-name="Strong_20_Emphasis"><text:span text:style-name="T23">- English Proficiency Test, <text:s/>IELTS 7.5</text:span></text:span></text:h>
      <text:h text:style-name="P21" text:outline-level="3"><draw:line text:anchor-type="paragraph" draw:z-index="6" draw:name="Line 4" draw:style-name="gr2" draw:text-style-name="P41" svg:x1="-0.0209in" svg:y1="0.3012in" svg:x2="2.4035in" svg:y2="0.2929in"><text:p/></draw:line><draw:line text:anchor-type="paragraph" draw:z-index="7" draw:name="Line 5" draw:style-name="gr2" draw:text-style-name="P41" svg:x1="-0.0209in" svg:y1="0.3012in" svg:x2="2.4035in" svg:y2="0.2929in"><text:p/></draw:line><text:span text:style-name="Strong_20_Emphasis"><text:span text:style-name="T8">Interests</text:span></text:span></text:h>
      <text:p text:style-name="P18"><draw:line text:anchor-type="paragraph" draw:z-index="12" draw:name="Vertical line 3" draw:style-name="gr1" draw:text-style-name="P40" svg:x1="-0.8055in" svg:y1="1.5043in" svg:x2="7.4634in" svg:y2="1.5043in"><text:p/></draw:line>GIS and mapping, Urban data, <text:span text:style-name="T58">V</text:span>isualization, <text:span text:style-name="T58">Laser-cutting, 3d-printing, <text:s/>Photography</text:span></text:p>
      <text:h text:style-name="P24" text:outline-level="3"><draw:line text:anchor-type="paragraph" draw:z-index="10" draw:name="Vertical line 1" draw:style-name="gr1" draw:text-style-name="P40" svg:x1="4.7937in" svg:y1="-3.3811in" svg:x2="4.7937in" svg:y2="8.3087in"><text:p/></draw:line><text:span text:style-name="Strong_20_Emphasis"><text:span text:style-name="T9"/></text:span></text:h>
      <text:h text:style-name="P25" text:outline-level="3"><text:span text:style-name="Strong_20_Emphasis"><text:span text:style-name="T6">Programming</text:span></text:span><text:span text:style-name="Strong_20_Emphasis"><text:span text:style-name="T4"> Projects (Hive Helsinki)</text:span></text:span></text:h>
      <text:p text:style-name="P10"><text:span text:style-name="Strong_20_Emphasis"><text:span text:style-name="T44">Mini-</text:span></text:span><text:span text:style-name="Strong_20_Emphasis"><text:span text:style-name="T45">libft</text:span></text:span><text:span text:style-name="Strong_20_Emphasis"><text:span text:style-name="T44"> – </text:span></text:span><text:span text:style-name="Emphasis"><text:span text:style-name="T44">C</text:span></text:span></text:p>
      <text:p text:style-name="P11"><text:span text:style-name="Emphasis"><text:span text:style-name="T30">Reimplemented </text:span></text:span><text:span text:style-name="Emphasis"><text:span text:style-name="T34">core</text:span></text:span><text:span text:style-name="Emphasis"><text:span text:style-name="T30"> C-standard library function</text:span></text:span><text:span text:style-name="Emphasis"><text:span text:style-name="T34">s</text:span></text:span><text:span text:style-name="Emphasis"><text:span text:style-name="T30"> from scratch to build a foundational library for later 42 projects.</text:span></text:span></text:p>
      <text:p text:style-name="P9"><text:span text:style-name="Strong_20_Emphasis"><text:span text:style-name="T44">Minishell</text:span></text:span><text:span text:style-name="T44"> – </text:span><text:span text:style-name="Emphasis"><text:span text:style-name="T44">C</text:span></text:span><text:span text:style-name="T30"><text:line-break/>Simplified Bash shell clone implementing pipelines, redirection, and environment variable expansion using Unix system calls.</text:span></text:p>
      <text:p text:style-name="P8"><text:span text:style-name="T44">MiniRT – </text:span><text:span text:style-name="Emphasis"><text:span text:style-name="T44">C with MLX42</text:span></text:span><text:span text:style-name="T30"><text:line-break/>Developed a lightweight ray tracer rendering 3D scenes with </text:span><text:span text:style-name="T34">basic 3d objects</text:span><text:span text:style-name="T30">; implemented lighting, shadows, and reflections.</text:span></text:p>
      <text:h text:style-name="P7" text:outline-level="2"><text:span text:style-name="Strong_20_Emphasis"><text:span text:style-name="T44">Coin</text:span></text:span><text:span text:style-name="Strong_20_Emphasis"><text:span text:style-name="T48">Digger</text:span></text:span><text:span text:style-name="Strong_20_Emphasis"><text:span text:style-name="T49">– </text:span></text:span><text:span text:style-name="Emphasis"><text:span text:style-name="T50">Python</text:span></text:span></text:h>
      <text:p text:style-name="P33"><text:span text:style-name="T28">B</text:span><text:span text:style-name="T26">uilt</text:span><text:span text:style-name="T23"> a small 2D grid-based game, demonstrated</text:span><text:span text:style-name="T28"> </text:span><text:span text:style-name="Strong_20_Emphasis"><text:span text:style-name="T23">basic game logic, event handling, sprite rendering, and state management</text:span></text:span><text:span text:style-name="T23"> using Pygame’s core modules.</text:span></text:p>
      <text:p text:style-name="P13"><text:span text:style-name="Strong_20_Emphasis"><text:span text:style-name="T30">C++ Modules</text:span></text:span><text:span text:style-name="Strong_20_Emphasis"><text:span text:style-name="T44"> – </text:span></text:span><text:span text:style-name="Emphasis"><text:span text:style-name="T46">ongoing </text:span></text:span><text:span text:style-name="Emphasis"><text:span text:style-name="T47">(5 / 10)</text:span></text:span><text:span text:style-name="T30"><text:line-break/>Explored object-oriented programming through modular exercises on classes, inheritance, polymorphism, templates, and memory management.</text:span></text:p>
      <text:p text:style-name="P15"><text:span text:style-name="Strong_20_Emphasis"><text:span text:style-name="T34">Safe Lauttasaari</text:span></text:span><text:span text:style-name="Strong_20_Emphasis"><text:span text:style-name="T30"> <text:s/></text:span></text:span><text:span text:style-name="T30"><text:s/></text:span><text:span text:style-name="Strong_20_Emphasis"><text:span text:style-name="T44">– </text:span></text:span><text:span text:style-name="Emphasis"><text:span text:style-name="T46">ongoing, </text:span></text:span><text:span text:style-name="Emphasis"><text:span text:style-name="T47">full-stack</text:span></text:span></text:p>
      <text:p text:style-name="P14"><text:span text:style-name="T41">Building</text:span><text:span text:style-name="T36"> a full-stack project display</text:span><text:span text:style-name="T40">ing</text:span><text:span text:style-name="T36"> </text:span><text:span text:style-name="T41">road </text:span><text:span text:style-name="T36">construction data </text:span><text:span text:style-name="T40">in Lauttasaari</text:span><text:span text:style-name="T36">. Designed with accessibility in mind, the </text:span><text:span text:style-name="T40">website</text:span><text:span text:style-name="T36"> provides </text:span><text:span text:style-name="Strong_20_Emphasis"><text:span text:style-name="T36">audio alerts and </text:span></text:span><text:span text:style-name="Strong_20_Emphasis"><text:span text:style-name="T41">user reports</text:span></text:span><text:span text:style-name="Strong_20_Emphasis"><text:span text:style-name="T36">.</text:span></text:span></text:p>
      <text:h text:style-name="P27" text:outline-level="3"><draw:line text:anchor-type="paragraph" draw:z-index="8" draw:name="Line 7" draw:style-name="gr2" draw:text-style-name="P41" svg:x1="-0.0126in" svg:y1="0.3098in" svg:x2="3.9394in" svg:y2="0.2965in"><text:p/></draw:line><text:span text:style-name="Strong_20_Emphasis"><text:span text:style-name="T4">Work Experience</text:span></text:span></text:h>
      <text:p text:style-name="P29"><text:span text:style-name="Strong_20_Emphasis"><text:span text:style-name="T33">Project </text:span></text:span><text:span text:style-name="Strong_20_Emphasis"><text:span text:style-name="T32">Architect, <text:s/></text:span></text:span><text:span text:style-name="Emphasis"><text:span text:style-name="T39">Helsinki,</text:span></text:span><text:span text:style-name="Strong_20_Emphasis"><text:span text:style-name="T32"> </text:span></text:span><text:span text:style-name="Emphasis"><text:span text:style-name="T37">1. </text:span></text:span><text:span text:style-name="Emphasis"><text:span text:style-name="T39">2023 – </text:span></text:span><text:span text:style-name="Emphasis"><text:span text:style-name="T38">now</text:span></text:span></text:p>
      <text:p text:style-name="P28"><text:span text:style-name="Strong_20_Emphasis"><text:span text:style-name="T39">Architecture Office</text:span></text:span><text:span text:style-name="Strong_20_Emphasis"><text:span text:style-name="T36"> Eero Korhonen Oy.</text:span></text:span></text:p>
      <text:p text:style-name="P28"><text:span text:style-name="Emphasis"><text:span text:style-name="T54">• </text:span></text:span><text:span text:style-name="T15">Lead architectural design from concept to </text:span><text:span text:style-name="T19">implementation</text:span><text:span text:style-name="T15">.</text:span></text:p>
      <text:p text:style-name="P19"><text:span text:style-name="Emphasis"><text:span text:style-name="T55">• </text:span></text:span>Collaborated with multidisciplinary engineering teams</text:p>
      <text:p text:style-name="P32"><text:span text:style-name="Emphasis"><text:span text:style-name="T54">• </text:span></text:span><text:span text:style-name="T51">Coordinated</text:span><text:span text:style-name="T53"> between</text:span><text:span text:style-name="T52"> contractors </text:span><text:span text:style-name="T53">and clients</text:span><text:span text:style-name="T30"><text:line-break/></text:span><text:span text:style-name="Strong_20_Emphasis"><text:span text:style-name="T30">Architect, </text:span></text:span><text:span text:style-name="Emphasis"><text:span text:style-name="T36">Espoo, </text:span></text:span><text:span text:style-name="Emphasis"><text:span text:style-name="T37">1.</text:span></text:span><text:span text:style-name="Emphasis"><text:span text:style-name="T36">202</text:span></text:span><text:span text:style-name="Emphasis"><text:span text:style-name="T37">2 </text:span></text:span><text:span text:style-name="Emphasis"><text:span text:style-name="T36">– </text:span></text:span><text:span text:style-name="Emphasis"><text:span text:style-name="T37">12.2022</text:span></text:span></text:p>
      <text:p text:style-name="P34"><text:span text:style-name="Strong_20_Emphasis"><text:span text:style-name="T39">Architecture Office</text:span></text:span><text:span text:style-name="Strong_20_Emphasis"><text:span text:style-name="T36"> Pet Michael Oy</text:span></text:span></text:p>
      <text:p text:style-name="P36"><text:span text:style-name="Emphasis"><text:span text:style-name="T54">• </text:span></text:span><text:span text:style-name="T15"><text:s/>Designed </text:span><text:span text:style-name="T17">housings</text:span><text:span text:style-name="T15"> and </text:span><text:span text:style-name="T18">applied</text:span><text:span text:style-name="T15"> building permit.</text:span><text:span text:style-name="T30"><text:line-break/></text:span><text:span text:style-name="Strong_20_Emphasis"><text:span text:style-name="T30">Assistant Architect, </text:span></text:span><text:span text:style-name="Emphasis"><text:span text:style-name="T37">9.2020 </text:span></text:span><text:span text:style-name="Emphasis"><text:span text:style-name="T36">– </text:span></text:span><text:span text:style-name="Emphasis"><text:span text:style-name="T37">12.2022</text:span></text:span><text:span text:style-name="Emphasis"><text:span text:style-name="T43">`</text:span></text:span></text:p>
      <text:p text:style-name="P34"><text:span text:style-name="Strong_20_Emphasis"><text:span text:style-name="T36">H-K Architects, <text:s/></text:span></text:span><text:span text:style-name="Emphasis"><text:span text:style-name="T36">Helsinki </text:span></text:span><text:span text:style-name="Strong_20_Emphasis"><text:span text:style-name="T37">/ Powerhouse Company,</text:span></text:span><text:span text:style-name="Emphasis"><text:span text:style-name="T37"> Rotterdam</text:span></text:span></text:p>
      <text:p text:style-name="P19"><text:span text:style-name="Emphasis"><text:span text:style-name="T55">• </text:span></text:span><text:s/><text:span text:style-name="T57">Assisted</text:span> in urban design and competition projects.</text:p>
      <text:p text:style-name="P35"><text:span text:style-name="Emphasis"><text:span text:style-name="T54">• </text:span></text:span><text:span text:style-name="T15"><text:s/>Produced 3D visualizations and presentation materia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fill-image draw:name="Screenshot_25_20from_25_202025-10-27_25_2020-10-28" draw:display-name="Screenshot%20from%202025-10-27%2020-10-28" xlink:href="Pictures/10000001000002B7000000C8CFD9746C1FFC408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0c26fb"/>
    </style:style>
    <style:style style:name="MP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MP3" style:family="paragraph">
      <style:paragraph-properties fo:text-align="center"/>
    </style:style>
    <style:style style:name="MP4" style:family="paragraph" style:parent-style-name="Text_20_body">
      <style:text-properties officeooo:paragraph-rsid="000c4743"/>
    </style:style>
    <style:style style:name="MP5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MP6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8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MP9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MP10" style:family="paragraph">
      <loext:graphic-properties draw:fill-color="#ff4000"/>
      <style:paragraph-properties fo:text-align="center"/>
    </style:style>
    <style:style style:name="MT1" style:family="text">
      <style:text-properties fo:color="#2a6099" loext:opacity="100%"/>
    </style:style>
    <style:style style:name="M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1pt" officeooo:rsid="000c4743" style:font-size-asian="11pt" style:font-size-complex="11pt"/>
    </style:style>
    <style:style style:name="MT5" style:family="text">
      <style:text-properties fo:color="#000080" loext:opacity="100%" fo:font-size="11pt" style:font-size-asian="11pt" style:font-size-complex="11pt"/>
    </style:style>
    <style:style style:name="MT6" style:family="text">
      <style:text-properties fo:color="#000000" loext:opacity="100%" fo:font-size="11pt" style:font-size-asian="11pt" style:font-size-complex="11pt"/>
    </style:style>
    <style:style style:name="MT7" style:family="text">
      <style:text-properties fo:color="#2a6099" loext:opacity="100%" fo:font-size="14pt" style:font-size-asian="14pt" style:font-size-complex="14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style:font-name="Cantarell" fo:font-size="10pt" style:font-size-asian="10pt" style:font-size-complex="10pt"/>
    </style:style>
    <style:style style:name="MT1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Mgr1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902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2">
          <style:column-sep style:width="0.0035in" style:color="#ffffff" style:height="100%" style:style="dashed"/>
          <style:column style:rel-width="3715*" fo:start-indent="0in" fo:end-indent="0.1098in"/>
          <style:column style:rel-width="5926*" fo:start-indent="0.1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201in" fo:margin-left="0in" fo:margin-right="0in" fo:margin-bottom="0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h text:style-name="MP1" text:outline-level="2" text:is-list-header="true"><draw:custom-shape text:anchor-type="paragraph" draw:z-index="2" draw:name="Shape 1" draw:style-name="Mgr1" draw:text-style-name="MP2" svg:width="0.0067in" svg:height="0.0252in" svg:x="2.0752in" svg:y="-0.0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Vertical line 2" draw:style-name="Mgr2" draw:text-style-name="MP3" svg:x1="7.4819in" svg:y1="-3.3811in" svg:x2="7.4819in" svg:y2="8.3087in"><text:p/></draw:line><text:span text:style-name="Strong_20_Emphasis"><text:span text:style-name="MT1">Yuxin Wu</text:span></text:span></text:h>
        <text:p text:style-name="MP4"><text:span text:style-name="MT2">Architect (5+ years) - &gt; Junior Software Developer </text:span><text:span text:style-name="MT3"><text:line-break/></text:span><text:span text:style-name="Strong_20_Emphasis"><text:span text:style-name="MT3">yuxin.1.wu@gmail.com</text:span></text:span><text:span text:style-name="MT3"> | </text:span><text:span text:style-name="Strong_20_Emphasis"><text:span text:style-name="MT3">+358 466803054 </text:span></text:span><text:span text:style-name="Strong_20_Emphasis"><text:span text:style-name="MT4">| Helsinki, Finland</text:span></text:span><text:span text:style-name="MT3"><text:line-break/></text:span><text:a xlink:type="simple" xlink:href="https://www.linkedin.com/in/yuxin-w-ab719b198/" office:target-frame-name="_new" xlink:show="replace" text:style-name="Internet_20_link" text:visited-style-name="Visited_20_Internet_20_Link"><text:span text:style-name="MT5">LinkedIn</text:span></text:a><text:span text:style-name="MT6"> | </text:span><text:a xlink:type="simple" xlink:href="https://github.com/Yuxin29" office:target-frame-name="_new" xlink:show="replace" text:style-name="Internet_20_link" text:visited-style-name="Visited_20_Internet_20_Link"><text:span text:style-name="MT5">GitHub</text:span></text:a></text:p>
        <text:h text:style-name="MP5" text:outline-level="3"><text:span text:style-name="Strong_20_Emphasis"><text:span text:style-name="MT7">About</text:span></text:span></text:h>
        <text:p text:style-name="MP6">I’m an <text:span text:style-name="MT8">architect</text:span> transitioning into <text:span text:style-name="MT8">software development</text:span>. Through my studies at <text:span text:style-name="MT8">Hive Helsinki</text:span>, I’ve built a solid foundation in <text:span text:style-name="MT8">C, C++, and Python</text:span>, focusing on algorithms, data structures, and problem-solving.<text:line-break/>My design and project management background trained me to:</text:p>
        <text:p text:style-name="MP7">- Think <text:span text:style-name="MT8">systematically</text:span></text:p>
        <text:p text:style-name="MP7">- Collaborate across <text:span text:style-name="MT8">multidisciplinary</text:span> teams</text:p>
        <text:p text:style-name="MP8"><text:span text:style-name="MT9">- Deliver </text:span><text:span text:style-name="MT10">precise, reliable, and efficient</text:span><text:span text:style-name="MT9"> technical solutions under tight deadlines</text:span></text:p>
        <text:p text:style-name="MP9"><draw:line text:anchor-type="paragraph" draw:z-index="1" draw:name="Line 6" draw:style-name="Mgr3" draw:text-style-name="MP10" svg:x1="2.6811in" svg:y1="0.6114in" svg:x2="6.6331in" svg:y2="0.598in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8:22:21.829177249</meta:creation-date>
    <dc:date>2025-10-27T21:46:25.129217670</dc:date>
    <meta:editing-duration>PT21M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4" meta:word-count="387" meta:character-count="2890" meta:non-whitespace-character-count="2520"/>
  </office:meta>
</office:document-meta>
</file>